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top" draw:auto-grow-height="false"/>
    </style:style>
    <style:style style:name="gr3" style:family="graphic" style:parent-style-name="standard">
      <style:graphic-properties draw:fill="none"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none" draw:fill-color="#00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marker-end="" draw:fill="solid" draw:fill-color="#000000" draw:textarea-horizontal-align="center" draw:textarea-vertical-align="middle"/>
    </style:style>
    <style:style style:name="gr8" style:family="graphic" style:parent-style-name="standard">
      <style:graphic-properties draw:fill="solid" draw:fill-color="#000000" draw:textarea-horizontal-align="center" draw:textarea-vertical-align="middle"/>
    </style:style>
    <style:style style:name="gr9" style:family="graphic" style:parent-style-name="standard">
      <style:graphic-properties draw:fill="solid" draw:fill-color="#9999ff" draw:textarea-horizontal-align="justify" draw:textarea-vertical-align="top" draw:auto-grow-height="false"/>
    </style:style>
    <style:style style:name="gr10" style:family="graphic" style:parent-style-name="standard">
      <style:graphic-properties draw:marker-end="Arrow" draw:fill="solid" draw:fill-color="#00000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9" draw:layer="layout" svg:width="2.969cm" svg:height="1.558cm" svg:x="11.787cm" svg:y="1.309cm">
          <text:p text:style-name="P1">No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10" draw:layer="layout" svg:width="9.202cm" svg:height="11.337cm" svg:x="1.944cm" svg:y="4.167cm">
          <text:p text:style-name="P1">MechanicalObjec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3.175cm" svg:height="0.635cm" svg:x="5.749cm" svg:y="6.614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9cm" svg:y="7.249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9cm" svg:y="7.884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9cm" svg:y="8.519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9cm" svg:y="9.154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4" draw:layer="layout" svg:width="3.175cm" svg:height="0.635cm" svg:x="5.749cm" svg:y="11.386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6" draw:layer="layout" svg:width="3.175cm" svg:height="0.635cm" svg:x="5.749cm" svg:y="12.021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8" draw:layer="layout" svg:width="3.175cm" svg:height="0.635cm" svg:x="5.749cm" svg:y="12.656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9cm" svg:y="13.29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9cm" svg:y="13.926cm">
          <text:p text:style-name="P3"/>
          <draw:enhanced-geometry svg:viewBox="0 0 21600 21600" draw:type="rectangle" draw:enhanced-path="M 0 0 L 21600 0 21600 21600 0 21600 0 0 Z N"/>
        </draw:custom-shape>
        <draw:frame draw:style-name="gr5" draw:layer="layout" svg:width="3.851cm" svg:height="0.962cm" svg:x="5.39cm" svg:y="5.652cm">
          <draw:text-box>
            <text:p text:style-name="P3">VecCoord[ ]</text:p>
          </draw:text-box>
        </draw:frame>
        <draw:frame draw:style-name="gr5" draw:text-style-name="P4" draw:layer="layout" svg:width="2.356cm" svg:height="0.725cm" svg:x="6.25cm" svg:y="6.614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56cm" svg:height="0.725cm" svg:x="6.25cm" svg:y="7.159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56cm" svg:height="0.725cm" svg:x="6.25cm" svg:y="7.794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56cm" svg:height="0.725cm" svg:x="6.25cm" svg:y="8.429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3.512cm" svg:height="0.725cm" svg:x="2.237cm" svg:y="6.614cm">
          <draw:text-box>
            <text:p text:style-name="P3"><text:span text:style-name="T1">VecId::position()</text:span></text:p>
          </draw:text-box>
        </draw:frame>
        <draw:frame draw:style-name="gr5" draw:text-style-name="P4" draw:layer="layout" svg:width="3.461cm" svg:height="0.725cm" svg:x="2.288cm" svg:y="11.386cm">
          <draw:text-box>
            <text:p text:style-name="P3"><text:span text:style-name="T1">VecId::velocity()</text:span></text:p>
          </draw:text-box>
        </draw:frame>
        <draw:frame draw:style-name="gr5" draw:text-style-name="P4" draw:layer="layout" svg:width="3cm" svg:height="0.725cm" svg:x="2.749cm" svg:y="12.021cm">
          <draw:text-box>
            <text:p text:style-name="P3"><text:span text:style-name="T1">VecId::force()</text:span></text:p>
          </draw:text-box>
        </draw:frame>
        <draw:frame draw:style-name="gr5" draw:text-style-name="P4" draw:layer="layout" svg:width="2.513cm" svg:height="0.725cm" svg:x="3.236cm" svg:y="12.656cm">
          <draw:text-box>
            <text:p text:style-name="P3"><text:span text:style-name="T1">VecId::dx()</text:span></text:p>
          </draw:text-box>
        </draw:frame>
        <draw:frame draw:style-name="gr5" draw:text-style-name="P4" draw:layer="layout" svg:width="1.289cm" svg:height="0.725cm" svg:x="4.46cm" svg:y="7.249cm">
          <draw:text-box>
            <text:p text:style-name="P3"><text:span text:style-name="T1">aux.</text:span></text:p>
          </draw:text-box>
        </draw:frame>
        <draw:frame draw:style-name="gr5" draw:text-style-name="P4" draw:layer="layout" svg:width="1.289cm" svg:height="0.725cm" svg:x="4.46cm" svg:y="13.291cm">
          <draw:text-box>
            <text:p text:style-name="P3"><text:span text:style-name="T1">aux.</text:span></text:p>
          </draw:text-box>
        </draw:frame>
        <draw:frame draw:style-name="gr5" draw:text-style-name="P4" draw:layer="layout" svg:width="2.191cm" svg:height="0.725cm" svg:x="6.098cm" svg:y="11.296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191cm" svg:height="0.725cm" svg:x="6.098cm" svg:y="11.931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191cm" svg:height="0.725cm" svg:x="6.066cm" svg:y="12.566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191cm" svg:height="0.725cm" svg:x="6.066cm" svg:y="13.201cm">
          <draw:text-box>
            <text:p text:style-name="P3"><text:span text:style-name="T1">VecDeriv</text:span></text:p>
          </draw:text-box>
        </draw:frame>
        <draw:frame draw:style-name="gr5" draw:layer="layout" svg:width="3.605cm" svg:height="0.962cm" svg:x="5.636cm" svg:y="10.424cm">
          <draw:text-box>
            <text:p text:style-name="P3">VecDeriv[ ]</text:p>
          </draw:text-box>
        </draw:frame>
        <draw:custom-shape draw:style-name="gr6" draw:text-style-name="P2" draw:id="id1" draw:layer="layout" svg:width="0.635cm" svg:height="0.635cm" svg:x="10.834cm" svg:y="6.70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37cm" svg:height="0.725cm" svg:x="11.102cm" svg:y="6.072cm">
          <draw:text-box>
            <text:p text:style-name="P3"><text:span text:style-name="T1">getX()</text:span></text:p>
          </draw:text-box>
        </draw:frame>
        <draw:custom-shape draw:style-name="gr6" draw:text-style-name="P2" draw:id="id3" draw:layer="layout" svg:width="0.635cm" svg:height="0.635cm" svg:x="10.834cm" svg:y="8.61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37cm" svg:height="0.725cm" svg:x="11.102cm" svg:y="7.977cm">
          <draw:text-box>
            <text:p text:style-name="P3"><text:span text:style-name="T1">getV()</text:span></text:p>
          </draw:text-box>
        </draw:frame>
        <draw:custom-shape draw:style-name="gr6" draw:text-style-name="P2" draw:id="id5" draw:layer="layout" svg:width="0.635cm" svg:height="0.635cm" svg:x="10.834cm" svg:y="10.51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15cm" svg:height="0.725cm" svg:x="11.102cm" svg:y="9.882cm">
          <draw:text-box>
            <text:p text:style-name="P3"><text:span text:style-name="T1">getF()</text:span></text:p>
          </draw:text-box>
        </draw:frame>
        <draw:custom-shape draw:style-name="gr6" draw:text-style-name="P2" draw:id="id7" draw:layer="layout" svg:width="0.635cm" svg:height="0.635cm" svg:x="10.834cm" svg:y="12.42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869cm" svg:height="0.725cm" svg:x="11.102cm" svg:y="11.787cm">
          <draw:text-box>
            <text:p text:style-name="P3"><text:span text:style-name="T1">getDx()</text:span></text:p>
          </draw:text-box>
        </draw:frame>
        <draw:connector draw:style-name="gr7" draw:text-style-name="P2" draw:layer="layout" svg:x1="10.834cm" svg:y1="7.023cm" svg:x2="8.924cm" svg:y2="6.931cm" draw:start-shape="id1" draw:start-glue-point="6" draw:end-shape="id2" draw:end-glue-point="1">
          <text:p text:style-name="P3"/>
        </draw:connector>
        <draw:connector draw:style-name="gr7" draw:text-style-name="P2" draw:layer="layout" svg:x1="10.834cm" svg:y1="8.928cm" svg:x2="8.924cm" svg:y2="11.703cm" draw:start-shape="id3" draw:start-glue-point="6" draw:end-shape="id4" draw:end-glue-point="1">
          <text:p text:style-name="P3"/>
        </draw:connector>
        <draw:connector draw:style-name="gr7" draw:text-style-name="P2" draw:layer="layout" draw:line-skew="0.321cm" svg:x1="10.834cm" svg:y1="10.833cm" svg:x2="8.924cm" svg:y2="12.338cm" draw:start-shape="id5" draw:start-glue-point="6" draw:end-shape="id6" draw:end-glue-point="1">
          <text:p text:style-name="P3"/>
        </draw:connector>
        <draw:connector draw:style-name="gr7" draw:text-style-name="P2" draw:layer="layout" svg:x1="10.834cm" svg:y1="12.738cm" svg:x2="8.924cm" svg:y2="12.973cm" draw:start-shape="id7" draw:start-glue-point="6" draw:end-shape="id8" draw:end-glue-point="1">
          <text:p text:style-name="P3"/>
        </draw:connector>
        <draw:connector draw:style-name="gr8" draw:text-style-name="P2" draw:layer="layout" svg:x1="13.271cm" svg:y1="2.865cm" svg:x2="6.545cm" svg:y2="4.167cm" draw:start-shape="id9" draw:start-glue-point="6" draw:end-shape="id10" draw:end-glue-point="0">
          <text:p text:style-name="P3"/>
        </draw:connector>
        <draw:custom-shape draw:style-name="gr9" draw:text-style-name="P1" draw:id="id11" draw:layer="layout" svg:width="4.446cm" svg:height="7.62cm" svg:x="14.779cm" svg:y="4.196cm">
          <text:p text:style-name="P1">ForceField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467cm" svg:y1="7.023cm" svg:x2="14.759cm" svg:y2="7.028cm" draw:start-shape="id1" draw:start-glue-point="10">
          <text:p text:style-name="P3"/>
        </draw:connector>
        <draw:connector draw:style-name="gr10" draw:text-style-name="P2" draw:layer="layout" svg:x1="11.467cm" svg:y1="8.928cm" svg:x2="14.7cm" svg:y2="8.938cm" draw:start-shape="id3" draw:start-glue-point="10">
          <text:p text:style-name="P3"/>
        </draw:connector>
        <draw:connector draw:style-name="gr10" draw:text-style-name="P2" draw:layer="layout" svg:x1="14.759cm" svg:y1="10.82cm" svg:x2="11.467cm" svg:y2="10.833cm" draw:end-shape="id5" draw:end-glue-point="10">
          <text:p text:style-name="P3"/>
        </draw:connector>
        <draw:connector draw:style-name="gr8" draw:text-style-name="P2" draw:layer="layout" svg:x1="13.271cm" svg:y1="2.865cm" svg:x2="17.002cm" svg:y2="4.196cm" draw:start-shape="id9" draw:start-glue-point="6" draw:end-shape="id11">
          <text:p text:style-name="P3"/>
        </draw:connector>
      </draw:page>
      <draw:page draw:name="page2" draw:style-name="dp1" draw:master-page-name="Default">
        <draw:custom-shape draw:style-name="gr1" draw:text-style-name="P2" draw:id="id20" draw:layer="layout" svg:width="2.969cm" svg:height="1.558cm" svg:x="11.786cm" svg:y="1.308cm">
          <text:p text:style-name="P1">No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id="id21" draw:layer="layout" svg:width="9.202cm" svg:height="11.337cm" svg:x="1.943cm" svg:y="4.166cm">
          <text:p text:style-name="P1">MechanicalObjec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6.61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13" draw:layer="layout" svg:width="3.175cm" svg:height="0.635cm" svg:x="5.748cm" svg:y="7.248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7.88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8.518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8cm" svg:y="9.153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635cm" svg:x="5.748cm" svg:y="11.38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17" draw:layer="layout" svg:width="3.175cm" svg:height="0.635cm" svg:x="5.748cm" svg:y="12.02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19" draw:layer="layout" svg:width="3.175cm" svg:height="0.635cm" svg:x="5.748cm" svg:y="12.65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id="id15" draw:layer="layout" svg:width="3.175cm" svg:height="0.635cm" svg:x="5.748cm" svg:y="13.29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0.635cm" svg:x="5.748cm" svg:y="13.925cm">
          <text:p text:style-name="P3"/>
          <draw:enhanced-geometry svg:viewBox="0 0 21600 21600" draw:type="rectangle" draw:enhanced-path="M 0 0 L 21600 0 21600 21600 0 21600 0 0 Z N"/>
        </draw:custom-shape>
        <draw:frame draw:style-name="gr5" draw:layer="layout" svg:width="3.851cm" svg:height="0.962cm" svg:x="5.389cm" svg:y="5.651cm">
          <draw:text-box>
            <text:p text:style-name="P3">VecCoord[ ]</text:p>
          </draw:text-box>
        </draw:frame>
        <draw:frame draw:style-name="gr5" draw:text-style-name="P4" draw:layer="layout" svg:width="2.356cm" svg:height="0.725cm" svg:x="6.249cm" svg:y="6.613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56cm" svg:height="0.725cm" svg:x="6.249cm" svg:y="7.158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56cm" svg:height="0.725cm" svg:x="6.249cm" svg:y="7.793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2.356cm" svg:height="0.725cm" svg:x="6.249cm" svg:y="8.428cm">
          <draw:text-box>
            <text:p text:style-name="P3"><text:span text:style-name="T1">VecCoord</text:span></text:p>
          </draw:text-box>
        </draw:frame>
        <draw:frame draw:style-name="gr5" draw:text-style-name="P4" draw:layer="layout" svg:width="3.512cm" svg:height="0.725cm" svg:x="2.236cm" svg:y="6.613cm">
          <draw:text-box>
            <text:p text:style-name="P3"><text:span text:style-name="T1">VecId::position()</text:span></text:p>
          </draw:text-box>
        </draw:frame>
        <draw:frame draw:style-name="gr5" draw:text-style-name="P4" draw:layer="layout" svg:width="3.461cm" svg:height="0.725cm" svg:x="2.287cm" svg:y="11.385cm">
          <draw:text-box>
            <text:p text:style-name="P3"><text:span text:style-name="T1">VecId::velocity()</text:span></text:p>
          </draw:text-box>
        </draw:frame>
        <draw:frame draw:style-name="gr5" draw:text-style-name="P4" draw:layer="layout" svg:width="3cm" svg:height="0.725cm" svg:x="2.748cm" svg:y="12.02cm">
          <draw:text-box>
            <text:p text:style-name="P3"><text:span text:style-name="T1">VecId::force()</text:span></text:p>
          </draw:text-box>
        </draw:frame>
        <draw:frame draw:style-name="gr5" draw:text-style-name="P4" draw:layer="layout" svg:width="2.513cm" svg:height="0.725cm" svg:x="3.235cm" svg:y="12.655cm">
          <draw:text-box>
            <text:p text:style-name="P3"><text:span text:style-name="T1">VecId::dx()</text:span></text:p>
          </draw:text-box>
        </draw:frame>
        <draw:frame draw:style-name="gr5" draw:text-style-name="P4" draw:layer="layout" svg:width="1.543cm" svg:height="0.725cm" svg:x="4.166cm" svg:y="7.251cm">
          <draw:text-box>
            <text:p text:style-name="P3"><text:span text:style-name="T1">newX</text:span></text:p>
          </draw:text-box>
        </draw:frame>
        <draw:frame draw:style-name="gr5" draw:text-style-name="P4" draw:layer="layout" svg:width="1.543cm" svg:height="0.725cm" svg:x="4.21cm" svg:y="13.283cm">
          <draw:text-box>
            <text:p text:style-name="P3"><text:span text:style-name="T1">newV</text:span></text:p>
          </draw:text-box>
        </draw:frame>
        <draw:frame draw:style-name="gr5" draw:text-style-name="P4" draw:layer="layout" svg:width="2.191cm" svg:height="0.725cm" svg:x="6.097cm" svg:y="11.295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191cm" svg:height="0.725cm" svg:x="6.097cm" svg:y="11.93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191cm" svg:height="0.725cm" svg:x="6.065cm" svg:y="12.565cm">
          <draw:text-box>
            <text:p text:style-name="P3"><text:span text:style-name="T1">VecDeriv</text:span></text:p>
          </draw:text-box>
        </draw:frame>
        <draw:frame draw:style-name="gr5" draw:text-style-name="P4" draw:layer="layout" svg:width="2.191cm" svg:height="0.725cm" svg:x="6.065cm" svg:y="13.2cm">
          <draw:text-box>
            <text:p text:style-name="P3"><text:span text:style-name="T1">VecDeriv</text:span></text:p>
          </draw:text-box>
        </draw:frame>
        <draw:frame draw:style-name="gr5" draw:layer="layout" svg:width="3.605cm" svg:height="0.962cm" svg:x="5.635cm" svg:y="10.423cm">
          <draw:text-box>
            <text:p text:style-name="P3">VecDeriv[ ]</text:p>
          </draw:text-box>
        </draw:frame>
        <draw:custom-shape draw:style-name="gr6" draw:text-style-name="P2" draw:id="id12" draw:layer="layout" svg:width="0.635cm" svg:height="0.635cm" svg:x="10.833cm" svg:y="6.70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37cm" svg:height="0.725cm" svg:x="11.101cm" svg:y="6.071cm">
          <draw:text-box>
            <text:p text:style-name="P3"><text:span text:style-name="T1">getX()</text:span></text:p>
          </draw:text-box>
        </draw:frame>
        <draw:custom-shape draw:style-name="gr6" draw:text-style-name="P2" draw:id="id14" draw:layer="layout" svg:width="0.635cm" svg:height="0.635cm" svg:x="10.833cm" svg:y="8.61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37cm" svg:height="0.725cm" svg:x="11.101cm" svg:y="7.976cm">
          <draw:text-box>
            <text:p text:style-name="P3"><text:span text:style-name="T1">getV()</text:span></text:p>
          </draw:text-box>
        </draw:frame>
        <draw:custom-shape draw:style-name="gr6" draw:text-style-name="P2" draw:id="id16" draw:layer="layout" svg:width="0.635cm" svg:height="0.635cm" svg:x="10.833cm" svg:y="10.51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615cm" svg:height="0.725cm" svg:x="11.101cm" svg:y="9.881cm">
          <draw:text-box>
            <text:p text:style-name="P3"><text:span text:style-name="T1">getF()</text:span></text:p>
          </draw:text-box>
        </draw:frame>
        <draw:custom-shape draw:style-name="gr6" draw:text-style-name="P2" draw:id="id18" draw:layer="layout" svg:width="0.635cm" svg:height="0.635cm" svg:x="10.833cm" svg:y="12.42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4" draw:layer="layout" svg:width="1.869cm" svg:height="0.725cm" svg:x="11.101cm" svg:y="11.786cm">
          <draw:text-box>
            <text:p text:style-name="P3"><text:span text:style-name="T1">getDx()</text:span></text:p>
          </draw:text-box>
        </draw:frame>
        <draw:connector draw:style-name="gr7" draw:text-style-name="P2" draw:layer="layout" svg:x1="10.833cm" svg:y1="7.022cm" svg:x2="8.923cm" svg:y2="7.565cm" draw:start-shape="id12" draw:start-glue-point="6" draw:end-shape="id13" draw:end-glue-point="1">
          <text:p text:style-name="P3"/>
        </draw:connector>
        <draw:connector draw:style-name="gr7" draw:text-style-name="P2" draw:layer="layout" svg:x1="10.833cm" svg:y1="8.927cm" svg:x2="8.923cm" svg:y2="13.607cm" draw:start-shape="id14" draw:start-glue-point="6" draw:end-shape="id15" draw:end-glue-point="1">
          <text:p text:style-name="P3"/>
        </draw:connector>
        <draw:connector draw:style-name="gr7" draw:text-style-name="P2" draw:layer="layout" draw:line-skew="0.321cm" svg:x1="10.833cm" svg:y1="10.832cm" svg:x2="8.923cm" svg:y2="12.337cm" draw:start-shape="id16" draw:start-glue-point="6" draw:end-shape="id17" draw:end-glue-point="1">
          <text:p text:style-name="P3"/>
        </draw:connector>
        <draw:connector draw:style-name="gr7" draw:text-style-name="P2" draw:layer="layout" draw:line-skew="0.321cm" svg:x1="10.833cm" svg:y1="12.737cm" svg:x2="8.923cm" svg:y2="12.972cm" draw:start-shape="id18" draw:start-glue-point="6" draw:end-shape="id19" draw:end-glue-point="1">
          <text:p text:style-name="P3"/>
        </draw:connector>
        <draw:connector draw:style-name="gr8" draw:text-style-name="P2" draw:layer="layout" svg:x1="13.27cm" svg:y1="2.864cm" svg:x2="6.544cm" svg:y2="4.166cm" draw:start-shape="id20" draw:start-glue-point="6" draw:end-shape="id21" draw:end-glue-point="0">
          <text:p text:style-name="P3"/>
        </draw:connector>
        <draw:custom-shape draw:style-name="gr9" draw:text-style-name="P1" draw:id="id22" draw:layer="layout" svg:width="4.446cm" svg:height="7.62cm" svg:x="14.778cm" svg:y="4.195cm">
          <text:p text:style-name="P1">ForceField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466cm" svg:y1="7.022cm" svg:x2="14.758cm" svg:y2="7.027cm" draw:start-shape="id12" draw:start-glue-point="10">
          <text:p text:style-name="P3"/>
        </draw:connector>
        <draw:connector draw:style-name="gr10" draw:text-style-name="P2" draw:layer="layout" svg:x1="11.466cm" svg:y1="8.927cm" svg:x2="14.699cm" svg:y2="8.937cm" draw:start-shape="id14" draw:start-glue-point="10">
          <text:p text:style-name="P3"/>
        </draw:connector>
        <draw:connector draw:style-name="gr10" draw:text-style-name="P2" draw:layer="layout" svg:x1="14.758cm" svg:y1="10.819cm" svg:x2="11.466cm" svg:y2="10.832cm" draw:end-shape="id16" draw:end-glue-point="10">
          <text:p text:style-name="P3"/>
        </draw:connector>
        <draw:connector draw:style-name="gr8" draw:text-style-name="P2" draw:layer="layout" svg:x1="13.27cm" svg:y1="2.864cm" svg:x2="17.001cm" svg:y2="4.195cm" draw:start-shape="id20" draw:start-glue-point="6" draw:end-shape="id22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1.27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5-13T17:17:44</meta:creation-date>
    <dc:date>2007-05-13T22:58:45</dc:date>
    <dc:language>en-US</dc:language>
    <meta:editing-cycles>5</meta:editing-cycles>
    <meta:editing-duration>PT1H24M14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